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5:17:3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80834" calcext:value-type="float">
            <text:p>180834</text:p>
          </table:table-cell>
          <table:table-cell office:value-type="float" office:value="180490" calcext:value-type="float">
            <text:p>180490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38612" calcext:value-type="float">
            <text:p>38612</text:p>
          </table:table-cell>
          <table:table-cell office:value-type="float" office:value="38596" calcext:value-type="float">
            <text:p>3859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1718" calcext:value-type="float">
            <text:p>31718</text:p>
          </table:table-cell>
          <table:table-cell office:value-type="float" office:value="31716" calcext:value-type="float">
            <text:p>317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68053" calcext:value-type="float">
            <text:p>168053</text:p>
          </table:table-cell>
          <table:table-cell office:value-type="float" office:value="167686" calcext:value-type="float">
            <text:p>167686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50146" calcext:value-type="float">
            <text:p>50146</text:p>
          </table:table-cell>
          <table:table-cell office:value-type="float" office:value="50133" calcext:value-type="float">
            <text:p>50133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25691" calcext:value-type="float">
            <text:p>256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2401288" calcext:value-type="float">
            <text:p>2401288</text:p>
          </table:table-cell>
          <table:table-cell office:value-type="float" office:value="1738648" calcext:value-type="float">
            <text:p>1738648</text:p>
          </table:table-cell>
          <table:table-cell office:value-type="float" office:value="662640" calcext:value-type="float">
            <text:p>662640</text:p>
          </table:table-cell>
          <table:table-cell/>
          <table:table-cell office:value-type="float" office:value="127150" calcext:value-type="float">
            <text:p>127150</text:p>
          </table:table-cell>
          <table:table-cell office:value-type="float" office:value="126537" calcext:value-type="float">
            <text:p>126537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90351" calcext:value-type="float">
            <text:p>90351</text:p>
          </table:table-cell>
          <table:table-cell office:value-type="float" office:value="90142" calcext:value-type="float">
            <text:p>90142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1" table:formula="of:=[.M4]/([.E4]+[.I4]+[.M4])" office:value-type="percentage" office:value="0.000315014273613259" calcext:value-type="percentage">
            <text:p>0.03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58782" calcext:value-type="float">
            <text:p>158782</text:p>
          </table:table-cell>
          <table:table-cell office:value-type="float" office:value="158491" calcext:value-type="float">
            <text:p>15849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50576" calcext:value-type="float">
            <text:p>50576</text:p>
          </table:table-cell>
          <table:table-cell office:value-type="float" office:value="50561" calcext:value-type="float">
            <text:p>50561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26797" calcext:value-type="float">
            <text:p>267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60313" calcext:value-type="float">
            <text:p>160313</text:p>
          </table:table-cell>
          <table:table-cell office:value-type="float" office:value="159958" calcext:value-type="float">
            <text:p>1599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49730" calcext:value-type="float">
            <text:p>49730</text:p>
          </table:table-cell>
          <table:table-cell office:value-type="float" office:value="49715" calcext:value-type="float">
            <text:p>49715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26854" calcext:value-type="float">
            <text:p>268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673257" calcext:value-type="float">
            <text:p>673257</text:p>
          </table:table-cell>
          <table:table-cell office:value-type="float" office:value="672903" calcext:value-type="float">
            <text:p>67290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107577" calcext:value-type="float">
            <text:p>107577</text:p>
          </table:table-cell>
          <table:table-cell office:value-type="float" office:value="107565" calcext:value-type="float">
            <text:p>10756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8248" calcext:value-type="float">
            <text:p>68248</text:p>
          </table:table-cell>
          <table:table-cell office:value-type="float" office:value="68246" calcext:value-type="float">
            <text:p>682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69814" calcext:value-type="float">
            <text:p>169814</text:p>
          </table:table-cell>
          <table:table-cell office:value-type="float" office:value="169469" calcext:value-type="float">
            <text:p>169469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47110" calcext:value-type="float">
            <text:p>47110</text:p>
          </table:table-cell>
          <table:table-cell office:value-type="float" office:value="47088" calcext:value-type="float">
            <text:p>4708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2091" calcext:value-type="float">
            <text:p>32091</text:p>
          </table:table-cell>
          <table:table-cell office:value-type="float" office:value="32083" calcext:value-type="float">
            <text:p>3208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337266" calcext:value-type="float">
            <text:p>1337266</text:p>
          </table:table-cell>
          <table:table-cell office:value-type="float" office:value="1336923" calcext:value-type="float">
            <text:p>1336923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137478" calcext:value-type="float">
            <text:p>137478</text:p>
          </table:table-cell>
          <table:table-cell office:value-type="float" office:value="137460" calcext:value-type="float">
            <text:p>137460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95240" calcext:value-type="float">
            <text:p>952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691059" calcext:value-type="float">
            <text:p>691059</text:p>
          </table:table-cell>
          <table:table-cell office:value-type="float" office:value="690709" calcext:value-type="float">
            <text:p>690709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05322" calcext:value-type="float">
            <text:p>105322</text:p>
          </table:table-cell>
          <table:table-cell office:value-type="float" office:value="105307" calcext:value-type="float">
            <text:p>10530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6001" calcext:value-type="float">
            <text:p>66001</text:p>
          </table:table-cell>
          <table:table-cell office:value-type="float" office:value="65999" calcext:value-type="float">
            <text:p>6599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83571" calcext:value-type="float">
            <text:p>183571</text:p>
          </table:table-cell>
          <table:table-cell office:value-type="float" office:value="183223" calcext:value-type="float">
            <text:p>183223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6953" calcext:value-type="float">
            <text:p>46953</text:p>
          </table:table-cell>
          <table:table-cell office:value-type="float" office:value="46941" calcext:value-type="float">
            <text:p>46941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30482" calcext:value-type="float">
            <text:p>304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346973" calcext:value-type="float">
            <text:p>1346973</text:p>
          </table:table-cell>
          <table:table-cell office:value-type="float" office:value="1346618" calcext:value-type="float">
            <text:p>134661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27606" calcext:value-type="float">
            <text:p>127606</text:p>
          </table:table-cell>
          <table:table-cell office:value-type="float" office:value="127591" calcext:value-type="float">
            <text:p>12759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5161" calcext:value-type="float">
            <text:p>95161</text:p>
          </table:table-cell>
          <table:table-cell office:value-type="float" office:value="95158" calcext:value-type="float">
            <text:p>951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677804" calcext:value-type="float">
            <text:p>677804</text:p>
          </table:table-cell>
          <table:table-cell office:value-type="float" office:value="677471" calcext:value-type="float">
            <text:p>677471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106502" calcext:value-type="float">
            <text:p>106502</text:p>
          </table:table-cell>
          <table:table-cell office:value-type="float" office:value="106471" calcext:value-type="float">
            <text:p>106471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68615" calcext:value-type="float">
            <text:p>686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311615" calcext:value-type="float">
            <text:p>1311615</text:p>
          </table:table-cell>
          <table:table-cell office:value-type="float" office:value="1311275" calcext:value-type="float">
            <text:p>131127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131981" calcext:value-type="float">
            <text:p>131981</text:p>
          </table:table-cell>
          <table:table-cell office:value-type="float" office:value="131943" calcext:value-type="float">
            <text:p>13194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6461" calcext:value-type="float">
            <text:p>96461</text:p>
          </table:table-cell>
          <table:table-cell office:value-type="float" office:value="96445" calcext:value-type="float">
            <text:p>9644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677188" calcext:value-type="float">
            <text:p>677188</text:p>
          </table:table-cell>
          <table:table-cell office:value-type="float" office:value="676840" calcext:value-type="float">
            <text:p>676840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106859" calcext:value-type="float">
            <text:p>106859</text:p>
          </table:table-cell>
          <table:table-cell office:value-type="float" office:value="106842" calcext:value-type="float">
            <text:p>10684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8102" calcext:value-type="float">
            <text:p>68102</text:p>
          </table:table-cell>
          <table:table-cell office:value-type="float" office:value="68101" calcext:value-type="float">
            <text:p>68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56395" calcext:value-type="float">
            <text:p>156395</text:p>
          </table:table-cell>
          <table:table-cell office:value-type="float" office:value="156086" calcext:value-type="float">
            <text:p>156086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52435" calcext:value-type="float">
            <text:p>52435</text:p>
          </table:table-cell>
          <table:table-cell office:value-type="float" office:value="52423" calcext:value-type="float">
            <text:p>5242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6658" calcext:value-type="float">
            <text:p>266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53940" calcext:value-type="float">
            <text:p>153940</text:p>
          </table:table-cell>
          <table:table-cell office:value-type="float" office:value="153641" calcext:value-type="float">
            <text:p>153641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48211" calcext:value-type="float">
            <text:p>48211</text:p>
          </table:table-cell>
          <table:table-cell office:value-type="float" office:value="48198" calcext:value-type="float">
            <text:p>481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834" calcext:value-type="float">
            <text:p>27834</text:p>
          </table:table-cell>
          <table:table-cell office:value-type="float" office:value="27830" calcext:value-type="float">
            <text:p>278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55207" calcext:value-type="float">
            <text:p>155207</text:p>
          </table:table-cell>
          <table:table-cell office:value-type="float" office:value="154908" calcext:value-type="float">
            <text:p>154908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49575" calcext:value-type="float">
            <text:p>49575</text:p>
          </table:table-cell>
          <table:table-cell office:value-type="float" office:value="49561" calcext:value-type="float">
            <text:p>49561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27155" calcext:value-type="float">
            <text:p>27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56677" calcext:value-type="float">
            <text:p>156677</text:p>
          </table:table-cell>
          <table:table-cell office:value-type="float" office:value="156307" calcext:value-type="float">
            <text:p>15630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49604" calcext:value-type="float">
            <text:p>49604</text:p>
          </table:table-cell>
          <table:table-cell office:value-type="float" office:value="49591" calcext:value-type="float">
            <text:p>4959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378" calcext:value-type="float">
            <text:p>27378</text:p>
          </table:table-cell>
          <table:table-cell office:value-type="float" office:value="27376" calcext:value-type="float">
            <text:p>2737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65502" calcext:value-type="float">
            <text:p>165502</text:p>
          </table:table-cell>
          <table:table-cell office:value-type="float" office:value="165182" calcext:value-type="float">
            <text:p>165182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42508" calcext:value-type="float">
            <text:p>42508</text:p>
          </table:table-cell>
          <table:table-cell office:value-type="float" office:value="42495" calcext:value-type="float">
            <text:p>4249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6717" calcext:value-type="float">
            <text:p>26717</text:p>
          </table:table-cell>
          <table:table-cell office:value-type="float" office:value="26716" calcext:value-type="float">
            <text:p>267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59416" calcext:value-type="float">
            <text:p>159416</text:p>
          </table:table-cell>
          <table:table-cell office:value-type="float" office:value="159064" calcext:value-type="float">
            <text:p>159064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47674" calcext:value-type="float">
            <text:p>47674</text:p>
          </table:table-cell>
          <table:table-cell office:value-type="float" office:value="47662" calcext:value-type="float">
            <text:p>4766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6223" calcext:value-type="float">
            <text:p>262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53021" calcext:value-type="float">
            <text:p>153021</text:p>
          </table:table-cell>
          <table:table-cell office:value-type="float" office:value="152674" calcext:value-type="float">
            <text:p>152674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48410" calcext:value-type="float">
            <text:p>48410</text:p>
          </table:table-cell>
          <table:table-cell office:value-type="float" office:value="48386" calcext:value-type="float">
            <text:p>4838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7479" calcext:value-type="float">
            <text:p>27479</text:p>
          </table:table-cell>
          <table:table-cell office:value-type="float" office:value="27471" calcext:value-type="float">
            <text:p>2747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53105" calcext:value-type="float">
            <text:p>153105</text:p>
          </table:table-cell>
          <table:table-cell office:value-type="float" office:value="152754" calcext:value-type="float">
            <text:p>152754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8765" calcext:value-type="float">
            <text:p>48765</text:p>
          </table:table-cell>
          <table:table-cell office:value-type="float" office:value="48753" calcext:value-type="float">
            <text:p>4875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7475" calcext:value-type="float">
            <text:p>27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62939" calcext:value-type="float">
            <text:p>162939</text:p>
          </table:table-cell>
          <table:table-cell office:value-type="float" office:value="162590" calcext:value-type="float">
            <text:p>162590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45424" calcext:value-type="float">
            <text:p>45424</text:p>
          </table:table-cell>
          <table:table-cell office:value-type="float" office:value="45412" calcext:value-type="float">
            <text:p>454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6012" calcext:value-type="float">
            <text:p>260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27939" calcext:value-type="float">
            <text:p>127939</text:p>
          </table:table-cell>
          <table:table-cell office:value-type="float" office:value="127582" calcext:value-type="float">
            <text:p>127582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35800" calcext:value-type="float">
            <text:p>35800</text:p>
          </table:table-cell>
          <table:table-cell office:value-type="float" office:value="35788" calcext:value-type="float">
            <text:p>35788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7095" calcext:value-type="float">
            <text:p>270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56478" calcext:value-type="float">
            <text:p>156478</text:p>
          </table:table-cell>
          <table:table-cell office:value-type="float" office:value="156102" calcext:value-type="float">
            <text:p>156102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47138" calcext:value-type="float">
            <text:p>47138</text:p>
          </table:table-cell>
          <table:table-cell office:value-type="float" office:value="47126" calcext:value-type="float">
            <text:p>47126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7136" calcext:value-type="float">
            <text:p>271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71320" calcext:value-type="float">
            <text:p>171320</text:p>
          </table:table-cell>
          <table:table-cell office:value-type="float" office:value="170970" calcext:value-type="float">
            <text:p>17097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3958" calcext:value-type="float">
            <text:p>53958</text:p>
          </table:table-cell>
          <table:table-cell office:value-type="float" office:value="53940" calcext:value-type="float">
            <text:p>5394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0293" calcext:value-type="float">
            <text:p>30293</text:p>
          </table:table-cell>
          <table:table-cell office:value-type="float" office:value="30289" calcext:value-type="float">
            <text:p>3028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86954" calcext:value-type="float">
            <text:p>186954</text:p>
          </table:table-cell>
          <table:table-cell office:value-type="float" office:value="186601" calcext:value-type="float">
            <text:p>186601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48262" calcext:value-type="float">
            <text:p>48262</text:p>
          </table:table-cell>
          <table:table-cell office:value-type="float" office:value="48248" calcext:value-type="float">
            <text:p>48248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29643" calcext:value-type="float">
            <text:p>296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76634" calcext:value-type="float">
            <text:p>176634</text:p>
          </table:table-cell>
          <table:table-cell office:value-type="float" office:value="176283" calcext:value-type="float">
            <text:p>176283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50828" calcext:value-type="float">
            <text:p>50828</text:p>
          </table:table-cell>
          <table:table-cell office:value-type="float" office:value="50814" calcext:value-type="float">
            <text:p>50814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30824" calcext:value-type="float">
            <text:p>30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78253" calcext:value-type="float">
            <text:p>178253</text:p>
          </table:table-cell>
          <table:table-cell office:value-type="float" office:value="177900" calcext:value-type="float">
            <text:p>177900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52804" calcext:value-type="float">
            <text:p>52804</text:p>
          </table:table-cell>
          <table:table-cell office:value-type="float" office:value="52789" calcext:value-type="float">
            <text:p>527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297" calcext:value-type="float">
            <text:p>30297</text:p>
          </table:table-cell>
          <table:table-cell office:value-type="float" office:value="30296" calcext:value-type="float">
            <text:p>302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58725" calcext:value-type="float">
            <text:p>158725</text:p>
          </table:table-cell>
          <table:table-cell office:value-type="float" office:value="158372" calcext:value-type="float">
            <text:p>15837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43959" calcext:value-type="float">
            <text:p>43959</text:p>
          </table:table-cell>
          <table:table-cell office:value-type="float" office:value="43947" calcext:value-type="float">
            <text:p>43947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7470" calcext:value-type="float">
            <text:p>274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65904" calcext:value-type="float">
            <text:p>165904</text:p>
          </table:table-cell>
          <table:table-cell office:value-type="float" office:value="165527" calcext:value-type="float">
            <text:p>165527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48164" calcext:value-type="float">
            <text:p>48164</text:p>
          </table:table-cell>
          <table:table-cell office:value-type="float" office:value="48152" calcext:value-type="float">
            <text:p>4815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5837" calcext:value-type="float">
            <text:p>258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59809" calcext:value-type="float">
            <text:p>159809</text:p>
          </table:table-cell>
          <table:table-cell office:value-type="float" office:value="159451" calcext:value-type="float">
            <text:p>159451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50019" calcext:value-type="float">
            <text:p>50019</text:p>
          </table:table-cell>
          <table:table-cell office:value-type="float" office:value="50005" calcext:value-type="float">
            <text:p>5000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6473" calcext:value-type="float">
            <text:p>26473</text:p>
          </table:table-cell>
          <table:table-cell office:value-type="float" office:value="26471" calcext:value-type="float">
            <text:p>2647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6:04:21.951462858</dc:date>
    <meta:editing-duration>PT1M12S</meta:editing-duration>
    <meta:editing-cycles>1</meta:editing-cycles>
    <meta:document-statistic meta:table-count="1" meta:cell-count="375" meta:object-count="0"/>
    <meta:generator>LibreOffice/5.1.6.2$Linux_X86_64 LibreOffice_project/10m0$Build-2</meta:generator>
  </office:meta>
</office:document-meta>
</file>